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ce" table:style-name="ta1">
        <table:shapes>
          <draw:frame draw:z-index="0" draw:style-name="gr1" draw:text-style-name="P1" svg:width="6.2988in" svg:height="3.5429in" svg:x="4.1165in" svg:y="0.7508in">
            <draw:object draw:notify-on-update-of-ranges="trace.G1:trace.G4 trace.J1:trace.J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8833864081546" calcext:value-type="float">
            <text:p>8833864081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n function</text:p>
          </table:table-cell>
          <table:table-cell/>
          <table:table-cell office:value-type="string" calcext:value-type="string">
            <text:p>main function</text:p>
          </table:table-cell>
          <table:table-cell table:formula="of:=[.C8]-[.C1]" office:value-type="float" office:value="72776358" calcext:value-type="float">
            <text:p>72776358</text:p>
          </table:table-cell>
          <table:table-cell table:formula="of:=[.H1]/1000" office:value-type="float" office:value="72776.358" calcext:value-type="float">
            <text:p>72776.358</text:p>
          </table:table-cell>
          <table:table-cell table:formula="of:=[.I1]/1000" office:value-type="float" office:value="72.776358" calcext:value-type="float">
            <text:p>72.776358</text:p>
          </table:table-cell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8833864121684" calcext:value-type="float">
            <text:p>8833864121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Allocation</text:p>
          </table:table-cell>
          <table:table-cell table:formula="of:=[.C3]-[.C2]" office:value-type="float" office:value="8654847" calcext:value-type="float">
            <text:p>8654847</text:p>
          </table:table-cell>
          <table:table-cell table:formula="of:=[.H2]/1000" office:value-type="float" office:value="8654.847" calcext:value-type="float">
            <text:p>8654.847</text:p>
          </table:table-cell>
          <table:table-cell table:formula="of:=[.I2]/1000" office:value-type="float" office:value="8.654847" calcext:value-type="float">
            <text:p>8.654847</text:p>
          </table:table-cell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8833872776531" calcext:value-type="float">
            <text:p>8833872776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Array initialization</text:p>
          </table:table-cell>
          <table:table-cell table:formula="of:=[.C5]-[.C4]" office:value-type="float" office:value="56597542" calcext:value-type="float">
            <text:p>56597542</text:p>
          </table:table-cell>
          <table:table-cell table:formula="of:=[.H3]/1000" office:value-type="float" office:value="56597.542" calcext:value-type="float">
            <text:p>56597.542</text:p>
          </table:table-cell>
          <table:table-cell table:formula="of:=[.I3]/1000" office:value-type="float" office:value="56.597542" calcext:value-type="float">
            <text:p>56.597542</text:p>
          </table:table-cell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8833872800712" calcext:value-type="float">
            <text:p>8833872800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 initialization</text:p>
          </table:table-cell>
          <table:table-cell/>
          <table:table-cell office:value-type="string" calcext:value-type="string">
            <text:p>Calculation</text:p>
          </table:table-cell>
          <table:table-cell table:formula="of:=[.C7]-[.C6]" office:value-type="float" office:value="3597684" calcext:value-type="float">
            <text:p>3597684</text:p>
          </table:table-cell>
          <table:table-cell table:formula="of:=[.H4]/1000" office:value-type="float" office:value="3597.684" calcext:value-type="float">
            <text:p>3597.684</text:p>
          </table:table-cell>
          <table:table-cell table:formula="of:=[.I4]/1000" office:value-type="float" office:value="3.597684" calcext:value-type="float">
            <text:p>3.597684</text:p>
          </table:table-cell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8833929398254" calcext:value-type="float">
            <text:p>8833929398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 initial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8833929422486" calcext:value-type="float">
            <text:p>8833929422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cu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8833933020170" calcext:value-type="float">
            <text:p>8833933020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8833936857904" calcext:value-type="float">
            <text:p>8833936857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functio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3T23:24:11.861536279</dc:date>
    <meta:editing-duration>PT5M16S</meta:editing-duration>
    <meta:editing-cycles>1</meta:editing-cycles>
    <meta:document-statistic meta:table-count="1" meta:cell-count="5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4.201cm" style:legend-expansion="high" chart:style-name="ch2"/>
        <chart:plot-area chart:style-name="ch3" table:cell-range-address="trace.G1:trace.G4 trace.J1:trace.J4" chart:data-source-has-labels="column" svg:x="0.32cm" svg:y="0.18cm" svg:width="13.15cm" svg:height="8.64cm">
          <chart:coordinate-region svg:x="0.941cm" svg:y="0.379cm" svg:width="12.529cm" svg:height="7.794cm"/>
          <chart:axis chart:dimension="x" chart:name="primary-x" chart:style-name="ch4" chartooo:axis-type="auto">
            <chartooo:date-scale/>
            <chart:categories table:cell-range-address="trace.G1:trace.G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race.J1:trace.J4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main function</text:p>
                <draw:g>
                  <svg:desc>trace.G1:trace.G4</svg:desc>
                </draw:g>
              </table:table-cell>
              <table:table-cell office:value-type="float" office:value="72.776358">
                <text:p>72.776358</text:p>
                <draw:g>
                  <svg:desc>trace.J1:trace.J4</svg:desc>
                </draw:g>
              </table:table-cell>
            </table:table-row>
            <table:table-row>
              <table:table-cell office:value-type="string">
                <text:p>Allocation</text:p>
              </table:table-cell>
              <table:table-cell office:value-type="float" office:value="8.654847">
                <text:p>8.654847</text:p>
              </table:table-cell>
            </table:table-row>
            <table:table-row>
              <table:table-cell office:value-type="string">
                <text:p>Array initialization</text:p>
              </table:table-cell>
              <table:table-cell office:value-type="float" office:value="56.597542">
                <text:p>56.597542</text:p>
              </table:table-cell>
            </table:table-row>
            <table:table-row>
              <table:table-cell office:value-type="string">
                <text:p>Calculation</text:p>
              </table:table-cell>
              <table:table-cell office:value-type="float" office:value="3.597684">
                <text:p>3.597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